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0f441" officeooo:paragraph-rsid="0000f44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0f441" officeooo:paragraph-rsid="0000f44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3pt" style:text-underline-style="none" fo:font-weight="normal" officeooo:rsid="0000f441" officeooo:paragraph-rsid="0000f441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2">
      <style:text-properties fo:font-size="13pt" style:text-underline-style="none" fo:font-weight="normal" officeooo:rsid="0000f441" officeooo:paragraph-rsid="0000f441" style:font-size-asian="11.3500003814697pt" style:font-weight-asian="normal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ysis of delay in sonar-project 1.1</text:p>
      <text:p text:style-name="P1"/>
      <text:p text:style-name="P3">Considering the time taken in our project to complete one round(anti-clock and clock-wise) of scanning a given area bounded by the init_ang and final_ang variables of the arduino code, we observe that apart from the time taken in execution of the code, there are time-delays introduced manually by us within the code for some purposes. We seek to minimise them in order to speed up its working.</text:p>
      <text:p text:style-name="P3">The current state of the project incorporates the following time-delays during the course of its working:</text:p>
      <text:p text:style-name="P3">(In arduino code)</text:p>
      <text:list xml:id="list3947724468901062093" text:style-name="L2">
        <text:list-item>
          <text:p text:style-name="P4"/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7:13:09.244647401</meta:creation-date>
    <dc:date>2016-10-14T20:00:59.244900588</dc:date>
    <meta:editing-duration>PT2H37M39S</meta:editing-duration>
    <meta:editing-cycles>1</meta:editing-cycles>
    <meta:document-statistic meta:table-count="0" meta:image-count="0" meta:object-count="0" meta:page-count="1" meta:paragraph-count="5" meta:word-count="93" meta:character-count="556" meta:non-whitespace-character-count="468"/>
    <meta:generator>LibreOffice/5.1.4.2$Linux_X86_64 LibreOffice_project/10m0$Build-2</meta:generator>
  </office:meta>
</office:document-meta>
</file>